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4-06-11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4-06-11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4-03-2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3-11-15 1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3-11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3-05-0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2-12-14 1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2-12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2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2-05-1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1-12-01 1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1-07-28 1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1-07-2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20-02-24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9-12-10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9-10-16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9-08-1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9-04-0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9-02-2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8-11-2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8-09-25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8-07-1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8-03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7-08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7-06-14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7-03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7-01-1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11-03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09-06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07-21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05-1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03-09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6-01-2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11-30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9-09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6-2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6-17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6-0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5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5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4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4-2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4-1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3-3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3-1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3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2-17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2-16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2-0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1-1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5-01-0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2-22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2-0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1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1-19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1-10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0-2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10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9-1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9-1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4-23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4-2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2-2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4-01-2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9-24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7-31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7-3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7-2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6-21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3-15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3-1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559065280501</text:p>
          </table:table-cell>
          <table:table-cell office:value-type="string" calcext:value-type="string">
            <text:p>2013-01-29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